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.212cm"/>
          <style:tab-stop style:position="12.624cm" style:type="char" style:char=","/>
        </style:tab-stops>
      </style:paragraph-properties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3.212cm"/>
          <style:tab-stop style:position="12.624cm" style:type="char" style:char=",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mburg, [[Date]]</text:p>
      <text:p text:style-name="P1"/>
      <text:p text:style-name="P1">[[Name]]</text:p>
      <text:p text:style-name="P1">[[Street]]</text:p>
      <text:p text:style-name="P1">[[City]]</text:p>
      <text:p text:style-name="P1"/>
      <text:p text:style-name="P1"/>
      <text:p text:style-name="P4">Invoice No. [[InvoiceNumber]]</text:p>
      <text:p text:style-name="P1"/>
      <text:p text:style-name="P1">You ordered the following positions:</text:p>
      <text:p text:style-name="P1"/>
      <text:p text:style-name="P3"><text:tab/>[[Position]]<text:tab/>[[Price]]</text:p>
      <text:p text:style-name="P3"><draw:line text:anchor-type="paragraph" draw:z-index="0" draw:style-name="gr1" draw:text-style-name="P6" svg:x1="3.209cm" svg:y1="0.198cm" svg:x2="12.619cm" svg:y2="0.198cm"><text:p/></draw:line><text:tab/></text:p>
      <text:p text:style-name="P3"><text:tab/><text:span text:style-name="T1">Sum:<text:tab/>[[Sum]]</text:span></text:p>
      <text:p text:style-name="P3"><text:span text:style-name="T1"/></text:p>
      <text:p text:style-name="P5"/>
      <text:p text:style-name="P5">Thank you very much for your ord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4T14:56:32</meta:creation-date>
    <meta:generator>OpenOffice.org/3.1$Linux OpenOffice.org_project/310m19$Build-9420</meta:generator>
    <dc:date>2010-04-04T15:02:26</dc:date>
    <meta:editing-duration>PT00H05M54S</meta:editing-duration>
    <meta:editing-cycles>4</meta:editing-cycles>
    <meta:document-statistic meta:table-count="0" meta:image-count="0" meta:object-count="0" meta:page-count="1" meta:paragraph-count="10" meta:word-count="24" meta:character-count="180"/>
  </office:meta>
</office:document-meta>
</file>